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7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7">
      <style:table-cell-properties fo:background-color="#00CCFF" style:cell-protect="none"/>
    </style:style>
    <style:style style:name="ce7" style:family="table-cell" style:parent-style-name="Default" style:data-style-name="N37">
      <style:table-cell-properties style:cell-protect="non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0.6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11" table:style-name="ce4">
            <text:p>11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Aimn Ahmed</text:p>
          </table:table-cell>
          <table:table-cell office:value-type="string" table:style-name="ce6">
            <text:p>Andrew Almaguer</text:p>
          </table:table-cell>
          <table:table-cell office:value-type="string" table:style-name="ce6">
            <text:p>Stefan Zindl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6T00:00:00" table:style-name="ce5">
            <text:p>Monday, 2017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7T00:00:00" table:style-name="ce5">
            <text:p>Tuesday, 2017-10-17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8T00:00:00" table:style-name="ce5">
            <text:p>Wednesday, 2017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9T00:00:00" table:style-name="ce5">
            <text:p>Thursday, 2017-10-19</text:p>
          </table:table-cell>
          <table:table-cell office:value-type="time" office:time-value="PT2H0M0S" table:style-name="ce7">
            <text:p>02:00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0T00:00:00" table:style-name="ce5">
            <text:p>Friday, 2017-10-20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1T00:00:00" table:style-name="ce5">
            <text:p>Saturday, 2017-10-2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2T00:00:00" table:style-name="ce5">
            <text:p>Sunday, 2017-10-2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3T00:00:00" table:style-name="ce5">
            <text:p>Monday, 2017-10-23</text:p>
          </table:table-cell>
          <table:table-cell table:style-name="ce7"/>
          <table:table-cell office:value-type="time" office:time-value="PT2H15M0S" table:style-name="ce7">
            <text:p>02:15</text:p>
          </table:table-cell>
          <table:table-cell office:value-type="time" office:time-value="PT2H15M0S" table:style-name="ce7">
            <text:p>02:1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4T00:00:00" table:style-name="ce5">
            <text:p>Tuesday, 2017-10-24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0H45M0S" table:style-name="ce7">
            <text:p>00:45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date" office:date-value="2017-10-25T00:00:00" table:style-name="ce5">
            <text:p>Wednesday, 2017-10-25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7-10-26T00:00:00" table:style-name="ce5">
            <text:p>Thursday, 2017-10-26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7-10-27T00:00:00" table:style-name="ce5">
            <text:p>Friday, 2017-10-27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5H30M0S" table:style-name="ce7">
            <text:p>05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8T00:00:00" table:style-name="ce5">
            <text:p>Saturday, 2017-10-2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9T00:00:00" table:style-name="ce5">
            <text:p>Sunday, 2017-10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0T00:00:00" table:style-name="ce5">
            <text:p>Monday, 2017-10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1T00:00:00" table:style-name="ce5">
            <text:p>Tuesday, 2017-10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1T00:00:00" table:style-name="ce5">
            <text:p>Wednesday, 2017-11-01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02T00:00:00" table:style-name="ce5">
            <text:p>Thursday, 2017-11-02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03T00:00:00" table:style-name="ce5">
            <text:p>Friday, 2017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4T00:00:00" table:style-name="ce5">
            <text:p>Saturday, 2017-1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5T00:00:00" table:style-name="ce5">
            <text:p>Sunday, 2017-1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6T00:00:00" table:style-name="ce5">
            <text:p>Monday, 2017-1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7T00:00:00" table:style-name="ce5">
            <text:p>Tuesday, 2017-1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8T00:00:00" table:style-name="ce5">
            <text:p>Wednesday, 2017-1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9T00:00:00" table:style-name="ce5">
            <text:p>Thursday, 2017-1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0T00:00:00" table:style-name="ce5">
            <text:p>Friday, 2017-1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1T00:00:00" table:style-name="ce5">
            <text:p>Saturday, 2017-1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2T00:00:00" table:style-name="ce5">
            <text:p>Sunday, 2017-1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3T00:00:00" table:style-name="ce5">
            <text:p>Monday, 2017-1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4T00:00:00" table:style-name="ce5">
            <text:p>Tuesday, 2017-1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5T00:00:00" table:style-name="ce5">
            <text:p>Wednesday, 2017-1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6T00:00:00" table:style-name="ce5">
            <text:p>Thursday, 2017-1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7T00:00:00" table:style-name="ce5">
            <text:p>Friday, 2017-1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8T00:00:00" table:style-name="ce5">
            <text:p>Saturday, 2017-1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9T00:00:00" table:style-name="ce5">
            <text:p>Sunday, 2017-1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0T00:00:00" table:style-name="ce5">
            <text:p>Monday, 2017-1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1T00:00:00" table:style-name="ce5">
            <text:p>Tuesday, 2017-1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2T00:00:00" table:style-name="ce5">
            <text:p>Wednesday, 2017-1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3T00:00:00" table:style-name="ce5">
            <text:p>Thursday, 2017-1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4T00:00:00" table:style-name="ce5">
            <text:p>Friday, 2017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5T00:00:00" table:style-name="ce5">
            <text:p>Saturday, 2017-1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6T00:00:00" table:style-name="ce5">
            <text:p>Sunday, 2017-1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7T00:00:00" table:style-name="ce5">
            <text:p>Monday, 2017-1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8T00:00:00" table:style-name="ce5">
            <text:p>Tuesday, 2017-1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9T00:00:00" table:style-name="ce5">
            <text:p>Wednesday, 2017-1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30T00:00:00" table:style-name="ce5">
            <text:p>Thursday, 2017-1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1T00:00:00" table:style-name="ce5">
            <text:p>Friday, 2017-1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2T00:00:00" table:style-name="ce5">
            <text:p>Saturday, 2017-12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3T00:00:00" table:style-name="ce5">
            <text:p>Sunday, 2017-12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4T00:00:00" table:style-name="ce5">
            <text:p>Monday, 2017-12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5T00:00:00" table:style-name="ce5">
            <text:p>Tuesday, 2017-12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6T00:00:00" table:style-name="ce5">
            <text:p>Wednesday, 2017-12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7T00:00:00" table:style-name="ce5">
            <text:p>Thursday, 2017-12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8T00:00:00" table:style-name="ce5">
            <text:p>Friday, 2017-12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9T00:00:00" table:style-name="ce5">
            <text:p>Saturday, 2017-12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0T00:00:00" table:style-name="ce5">
            <text:p>Sunday, 2017-12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1T00:00:00" table:style-name="ce5">
            <text:p>Monday, 2017-12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2T00:00:00" table:style-name="ce5">
            <text:p>Tuesday, 2017-12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3T00:00:00" table:style-name="ce5">
            <text:p>Wednesday, 2017-12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4T00:00:00" table:style-name="ce5">
            <text:p>Thursday, 2017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5T00:00:00" table:style-name="ce5">
            <text:p>Friday, 2017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6T00:00:00" table:style-name="ce5">
            <text:p>Saturday, 2017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7T00:00:00" table:style-name="ce5">
            <text:p>Sunday, 2017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8T00:00:00" table:style-name="ce5">
            <text:p>Monday, 2017-12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9T00:00:00" table:style-name="ce5">
            <text:p>Tuesday, 2017-12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0T00:00:00" table:style-name="ce5">
            <text:p>Wednesday, 2017-12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1T00:00:00" table:style-name="ce5">
            <text:p>Thursday, 2017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2T00:00:00" table:style-name="ce5">
            <text:p>Friday, 2017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3T00:00:00" table:style-name="ce5">
            <text:p>Saturday, 2017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4T00:00:00" table:style-name="ce5">
            <text:p>Sunday, 2017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5T00:00:00" table:style-name="ce5">
            <text:p>Monday, 2017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6T00:00:00" table:style-name="ce5">
            <text:p>Tuesday, 2017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7T00:00:00" table:style-name="ce5">
            <text:p>Wednesday, 2017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8T00:00:00" table:style-name="ce5">
            <text:p>Thursday, 2017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9T00:00:00" table:style-name="ce5">
            <text:p>Friday, 2017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0T00:00:00" table:style-name="ce5">
            <text:p>Saturday, 2017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1T00:00:00" table:style-name="ce5">
            <text:p>Sunday, 2017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1T00:00:00" table:style-name="ce5">
            <text:p>Monday, 2018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2T00:00:00" table:style-name="ce5">
            <text:p>Tuesday, 2018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3T00:00:00" table:style-name="ce5">
            <text:p>Wednesday, 2018-0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4T00:00:00" table:style-name="ce5">
            <text:p>Thursday, 2018-0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5T00:00:00" table:style-name="ce5">
            <text:p>Friday, 2018-0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6T00:00:00" table:style-name="ce5">
            <text:p>Saturday, 2018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7T00:00:00" table:style-name="ce5">
            <text:p>Sunday, 2018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8T00:00:00" table:style-name="ce5">
            <text:p>Monday, 2018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9T00:00:00" table:style-name="ce5">
            <text:p>Tuesday, 2018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0T00:00:00" table:style-name="ce5">
            <text:p>Wednesday, 2018-0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1T00:00:00" table:style-name="ce5">
            <text:p>Thursday, 2018-0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2T00:00:00" table:style-name="ce5">
            <text:p>Friday, 2018-0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3T00:00:00" table:style-name="ce5">
            <text:p>Saturday, 2018-0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4T00:00:00" table:style-name="ce5">
            <text:p>Sunday, 2018-0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5T00:00:00" table:style-name="ce5">
            <text:p>Monday, 2018-0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6T00:00:00" table:style-name="ce5">
            <text:p>Tuesday, 2018-0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7T00:00:00" table:style-name="ce5">
            <text:p>Wednesday, 2018-0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8T00:00:00" table:style-name="ce5">
            <text:p>Thursday, 2018-0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9T00:00:00" table:style-name="ce5">
            <text:p>Friday, 2018-0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0T00:00:00" table:style-name="ce5">
            <text:p>Saturday, 2018-0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1T00:00:00" table:style-name="ce5">
            <text:p>Sunday, 2018-0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2T00:00:00" table:style-name="ce5">
            <text:p>Monday, 2018-0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3T00:00:00" table:style-name="ce5">
            <text:p>Tuesday, 2018-0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4T00:00:00" table:style-name="ce5">
            <text:p>Wednesday, 2018-0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5T00:00:00" table:style-name="ce5">
            <text:p>Thursday, 2018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6T00:00:00" table:style-name="ce5">
            <text:p>Friday, 2018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7T00:00:00" table:style-name="ce5">
            <text:p>Saturday, 2018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8T00:00:00" table:style-name="ce5">
            <text:p>Sunday, 2018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9T00:00:00" table:style-name="ce5">
            <text:p>Monday, 2018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0T00:00:00" table:style-name="ce5">
            <text:p>Tuesday, 2018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1T00:00:00" table:style-name="ce5">
            <text:p>Wednesday, 2018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1T00:00:00" table:style-name="ce5">
            <text:p>Thursday, 2018-0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2T00:00:00" table:style-name="ce5">
            <text:p>Friday, 2018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3T00:00:00" table:style-name="ce5">
            <text:p>Saturday, 2018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4T00:00:00" table:style-name="ce5">
            <text:p>Sunday, 2018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5T00:00:00" table:style-name="ce5">
            <text:p>Monday, 2018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6T00:00:00" table:style-name="ce5">
            <text:p>Tuesday, 2018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7T00:00:00" table:style-name="ce5">
            <text:p>Wednesday, 2018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8T00:00:00" table:style-name="ce5">
            <text:p>Thursday, 2018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9T00:00:00" table:style-name="ce5">
            <text:p>Friday, 2018-02-0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5"/>
          <table:table-cell office:value-type="string" office:string-value="Aimn Ahmed" table:formula="of:=[.B2]" table:style-name="ce3">
            <text:p>Aimn Ahmed</text:p>
          </table:table-cell>
          <table:table-cell office:value-type="string" office:string-value="Andrew Almaguer" table:formula="of:=[.C2]" table:style-name="ce3">
            <text:p>Andrew Almaguer</text:p>
          </table:table-cell>
          <table:table-cell office:value-type="string" office:string-value="Stefan Zindl" table:formula="of:=[.D2]" table:style-name="ce3">
            <text:p>Stefan Zindl</text:p>
          </table:table-cell>
          <table:table-cell table:style-name="ce1"/>
          <table:table-cell office:value-type="string" table:style-name="ce8">
            <text:p>Gesamt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Summe</text:p>
          </table:table-cell>
          <table:table-cell office:value-type="time" office:time-value="PT9H0M0S" table:formula="of:=SUM([.B4:.B120])" table:style-name="ce10">
            <text:p>09:00</text:p>
          </table:table-cell>
          <table:table-cell office:value-type="time" office:time-value="PT9H30M0S" table:formula="of:=SUM([.C4:.C120])" table:style-name="ce10">
            <text:p>09:30</text:p>
          </table:table-cell>
          <table:table-cell office:value-type="time" office:time-value="PT10H45M0S" table:formula="of:=SUM([.D4:.D120])" table:style-name="ce10">
            <text:p>10:45</text:p>
          </table:table-cell>
          <table:table-cell table:style-name="ce1"/>
          <table:table-cell office:value-type="time" office:time-value="PT29H15M0S" table:formula="of:=SUM([.B122:.D122])" table:style-name="ce11">
            <text:p>29:15</text:p>
          </table:table-cell>
          <table:table-cell table:number-columns-repeated="16378"/>
        </table:table-row>
        <table:table-row table:number-rows-repeated="10484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time-style style:name="N37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Kai Mindermann</meta:initial-creator>
    <dc:creator>AndrewTablet</dc:creator>
    <meta:creation-date>2015-10-06T10:15:48Z</meta:creation-date>
    <dc:date>2017-11-05T11:23:16Z</dc:date>
    <meta:editing-cycles>10</meta:editing-cycles>
    <meta:editing-duration>PT1013S</meta:editing-duration>
  </office:meta>
</office:document-meta>
</file>